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bold" style:font-name-complex="Tahoma1" style:font-size-complex="5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name-complex="Tahoma1" style:font-size-complex="5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1" style:font-size-complex="54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name-complex="Tahoma1" style:font-size-complex="54pt" style:font-style-complex="normal" style:text-emphasize="none" style:font-relief="none"/>
    </style:style>
    <style:style style:name="T6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1" style:font-size-complex="54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54pt" style:font-style-asian="normal" style:font-weight-asian="normal" style:font-name-complex="Tahoma1" style:font-size-complex="54pt" style:font-style-complex="normal" style:font-weight-complex="normal" style:text-emphasize="none" style:font-relief="none"/>
    </style:style>
    <style:style style:name="T8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Gdy się Chrystus rodzi,</text:span><text:span text:style-name="T3"><text:line-break/></text:span><text:span text:style-name="T3">I na świat przychodzi,</text:span><text:span text:style-name="T3"><text:line-break/></text:span><text:span text:style-name="T3">Ciemna noc w jasności</text:span><text:span text:style-name="T4"><text:line-break/></text:span><text:span text:style-name="T4">Promienistej br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Aniołowie się radują,</text:span><text:span text:style-name="T5"><text:line-break/></text:span><text:span text:style-name="T5">Pod niebiosy wyśpiewują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2. </text:span><text:span text:style-name="T6">Mówią do pasterzy,</text:span><text:span text:style-name="T6"><text:line-break/></text:span><text:span text:style-name="T6">Którzy trzód swych strzegli, </text:span><text:span text:style-name="T6"><text:line-break/></text:span><text:span text:style-name="T6">Aby do Betlejem </text:span><text:span text:style-name="T6"><text:line-break/></text:span><text:span text:style-name="T6">Czym prędzej pobieg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się narodził Zbawiciel </text:span><text:span text:style-name="T6"><text:line-break/></text:span><text:span text:style-name="T6">Wszego świata Odkupiciel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3. </text:span><text:span text:style-name="T6">O niebieskie duchy</text:span><text:span text:style-name="T6"><text:line-break/></text:span><text:span text:style-name="T6">I posłowie nieba,</text:span><text:span text:style-name="T6"><text:line-break/></text:span><text:span text:style-name="T6">Powiedzcie wyraźnie</text:span><text:span text:style-name="T6"><text:line-break/></text:span><text:span text:style-name="T6">Co nam czynić trzeb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my nic nie pojmujemy</text:span><text:span text:style-name="T6"><text:line-break/></text:span><text:span text:style-name="T6">Ledwo od strachu żyjemy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4. </text:span><text:span text:style-name="T6">Idźcie do Betlejem,</text:span><text:span text:style-name="T6"><text:line-break/></text:span><text:span text:style-name="T6">Gdzie Dziecię zrodzone</text:span><text:span text:style-name="T6"><text:line-break/></text:span><text:span text:style-name="T6">W pieluszki powite,</text:span><text:span text:style-name="T6"><text:line-break/></text:span><text:span text:style-name="T6">W żłobie położon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Oddajcie Mu pokłon Boski,</text:span><text:span text:style-name="T6"><text:line-break/></text:span><text:span text:style-name="T6">On osłodzi wasze troski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><text:span text:style-name="T3">5. A gdy pastuszkowie</text:span><text:span text:style-name="T3"><text:line-break/></text:span><text:span text:style-name="T3">wszystko zrozumieli,</text:span><text:span text:style-name="T3"><text:line-break/></text:span><text:span text:style-name="T3">zaraz do Betlejem</text:span><text:span text:style-name="T3"><text:line-break/></text:span><text:span text:style-name="T3">spieszno pobieże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5">I zupełnie tak zastali</text:span><text:span text:style-name="T5"><text:line-break/></text:span><text:span text:style-name="T5">jak anieli im zeznali.</text:span><text:span text:style-name="T5"><text:line-break/></text:span><text:span text:style-name="T5">Gloria, gloria, gloria</text:span><text:span text:style-name="T5"><text:line-break/></text:span><text:span text:style-name="T5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5">6. A stanąwszy w miejscu,</text:span><text:span text:style-name="T5"><text:line-break/></text:span><text:span text:style-name="T5">pełni zadumienia,</text:span><text:span text:style-name="T5"><text:line-break/></text:span><text:span text:style-name="T5">iż się Bóg tak zniżył</text:span><text:span text:style-name="T5"><text:line-break/></text:span><text:span text:style-name="T5">dla swego stworz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5">Padli przed Nim na kolana</text:span><text:span text:style-name="T5"><text:line-break/></text:span><text:span text:style-name="T5">i uczcili swego Pana.</text:span><text:span text:style-name="T5"><text:line-break/></text:span><text:span text:style-name="T5">Gloria, gloria, gloria</text:span><text:span text:style-name="T5"><text:line-break/></text:span><text:span text:style-name="T5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5">7. Wreszcie kiedy pokłon</text:span><text:span text:style-name="T5"><text:line-break/></text:span><text:span text:style-name="T5">Panu już oddali,</text:span><text:span text:style-name="T5"><text:line-break/></text:span><text:span text:style-name="T5">z wielką wesołością</text:span><text:span text:style-name="T5"><text:line-break/></text:span><text:span text:style-name="T5">do swych trzód wraca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3">Że się stali być godnymi</text:span><text:span text:style-name="T3"><text:line-break/></text:span><text:span text:style-name="T3">Boga widzieć na tej ziemi.</text:span><text:span text:style-name="T3"><text:line-break/></text:span><text:span text:style-name="T3">Gloria, gloria, gloria</text:span><text:span text:style-name="T3"><text:line-break/></text:span><text:span text:style-name="T3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23:45</meta:creation-date>
    <dc:date>2014-01-26T13:06:34.829000000</dc:date>
    <dc:language>pl-PL</dc:language>
    <meta:editing-cycles>42</meta:editing-cycles>
    <meta:editing-duration>PT1H33M35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